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1e24c6"/>
    </style:style>
    <style:style style:name="P2" style:family="paragraph" style:parent-style-name="Table_20_Contents">
      <style:paragraph-properties fo:text-align="center" style:justify-single-word="false"/>
      <style:text-properties officeooo:rsid="0029b8ea" officeooo:paragraph-rsid="0029b8ea"/>
    </style:style>
    <style:style style:name="P3" style:family="paragraph" style:parent-style-name="Table_20_Contents">
      <style:paragraph-properties fo:text-align="center" style:justify-single-word="false"/>
      <style:text-properties officeooo:rsid="0029cbcb" officeooo:paragraph-rsid="0029cbcb"/>
    </style:style>
    <style:style style:name="P4" style:family="paragraph" style:parent-style-name="Table_20_Contents">
      <style:paragraph-properties fo:text-align="center" style:justify-single-word="false"/>
      <style:text-properties officeooo:rsid="00306045" officeooo:paragraph-rsid="00306045"/>
    </style:style>
    <style:style style:name="P5" style:family="paragraph" style:parent-style-name="Table_20_Contents">
      <style:paragraph-properties fo:text-align="center" style:justify-single-word="false"/>
      <style:text-properties officeooo:rsid="00373698" officeooo:paragraph-rsid="00373698"/>
    </style:style>
    <style:style style:name="P6" style:family="paragraph" style:parent-style-name="Table_20_Contents">
      <style:paragraph-properties fo:text-align="center" style:justify-single-word="false"/>
      <style:text-properties officeooo:rsid="003ca216" officeooo:paragraph-rsid="003ca216"/>
    </style:style>
    <style:style style:name="P7" style:family="paragraph" style:parent-style-name="Table_20_Contents">
      <style:paragraph-properties fo:text-align="center" style:justify-single-word="false"/>
      <style:text-properties officeooo:rsid="003f6389" officeooo:paragraph-rsid="003f6389"/>
    </style:style>
    <style:style style:name="P8" style:family="paragraph" style:parent-style-name="Table_20_Contents">
      <style:paragraph-properties fo:text-align="center" style:justify-single-word="false"/>
      <style:text-properties officeooo:rsid="0043df32" officeooo:paragraph-rsid="0043df32"/>
    </style:style>
    <style:style style:name="P9" style:family="paragraph" style:parent-style-name="Table_20_Contents">
      <style:paragraph-properties fo:text-align="center" style:justify-single-word="false"/>
      <style:text-properties officeooo:rsid="0051cbb1" officeooo:paragraph-rsid="0051cbb1"/>
    </style:style>
    <style:style style:name="P10" style:family="paragraph" style:parent-style-name="Table_20_Contents">
      <style:paragraph-properties fo:text-align="center" style:justify-single-word="false"/>
      <style:text-properties officeooo:rsid="0059c64f" officeooo:paragraph-rsid="0059c64f"/>
    </style:style>
    <style:style style:name="P11" style:family="paragraph" style:parent-style-name="Table_20_Contents">
      <style:paragraph-properties fo:text-align="center" style:justify-single-word="false"/>
      <style:text-properties officeooo:rsid="006a9eea" officeooo:paragraph-rsid="006a9eea"/>
    </style:style>
    <style:style style:name="P12" style:family="paragraph" style:parent-style-name="Table_20_Contents">
      <style:paragraph-properties fo:text-align="center" style:justify-single-word="false"/>
      <style:text-properties officeooo:rsid="006ddc1d" officeooo:paragraph-rsid="006ddc1d"/>
    </style:style>
    <style:style style:name="P13" style:family="paragraph" style:parent-style-name="Table_20_Contents">
      <style:paragraph-properties fo:text-align="center" style:justify-single-word="false"/>
      <style:text-properties officeooo:rsid="007215c3" officeooo:paragraph-rsid="007215c3"/>
    </style:style>
    <style:style style:name="P14" style:family="paragraph" style:parent-style-name="Table_20_Contents">
      <style:paragraph-properties fo:text-align="center" style:justify-single-word="false"/>
      <style:text-properties officeooo:rsid="0078ff82" officeooo:paragraph-rsid="0078ff82"/>
    </style:style>
    <style:style style:name="P15" style:family="paragraph" style:parent-style-name="Table_20_Contents">
      <style:paragraph-properties fo:text-align="center" style:justify-single-word="false"/>
      <style:text-properties officeooo:rsid="008bf9d2" officeooo:paragraph-rsid="008bf9d2"/>
    </style:style>
    <style:style style:name="P16" style:family="paragraph" style:parent-style-name="Table_20_Contents">
      <style:paragraph-properties fo:text-align="center" style:justify-single-word="false"/>
      <style:text-properties officeooo:rsid="009c378c" officeooo:paragraph-rsid="009c378c"/>
    </style:style>
    <style:style style:name="P17" style:family="paragraph" style:parent-style-name="Table_20_Contents">
      <style:paragraph-properties fo:text-align="center" style:justify-single-word="false"/>
      <style:text-properties officeooo:rsid="00a7a963" officeooo:paragraph-rsid="00a7a963"/>
    </style:style>
    <style:style style:name="P18" style:family="paragraph" style:parent-style-name="Table_20_Contents">
      <style:paragraph-properties fo:text-align="center" style:justify-single-word="false"/>
      <style:text-properties officeooo:rsid="00b17c62" officeooo:paragraph-rsid="00b17c62"/>
    </style:style>
    <style:style style:name="P19" style:family="paragraph" style:parent-style-name="Table_20_Contents">
      <style:paragraph-properties fo:text-align="center" style:justify-single-word="false"/>
      <style:text-properties officeooo:rsid="00c1b6b5" officeooo:paragraph-rsid="00c1b6b5"/>
    </style:style>
    <style:style style:name="P20" style:family="paragraph" style:parent-style-name="Table_20_Contents">
      <style:paragraph-properties fo:text-align="center" style:justify-single-word="false"/>
      <style:text-properties officeooo:rsid="00c4c5e1" officeooo:paragraph-rsid="00c4c5e1"/>
    </style:style>
    <style:style style:name="P21" style:family="paragraph" style:parent-style-name="Table_20_Contents">
      <style:paragraph-properties fo:text-align="center" style:justify-single-word="false"/>
      <style:text-properties officeooo:rsid="00c99c07" officeooo:paragraph-rsid="00c99c07"/>
    </style:style>
    <style:style style:name="P22" style:family="paragraph" style:parent-style-name="Table_20_Contents">
      <style:paragraph-properties fo:text-align="center" style:justify-single-word="false"/>
      <style:text-properties officeooo:rsid="00db4b76" officeooo:paragraph-rsid="00db4b76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1e24c6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rsid="001e24c6" officeooo:paragraph-rsid="001e24c6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officeooo:rsid="001ee333" officeooo:paragraph-rsid="001ee333"/>
    </style:style>
    <style:style style:name="T1" style:family="text">
      <style:text-properties officeooo:rsid="001ee3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bb9a6"/>
    </style:style>
    <style:style style:name="T4" style:family="text">
      <style:text-properties officeooo:rsid="002d21f0"/>
    </style:style>
    <style:style style:name="T5" style:family="text">
      <style:text-properties officeooo:rsid="0035d5c5"/>
    </style:style>
    <style:style style:name="T6" style:family="text">
      <style:text-properties officeooo:rsid="0038f16b"/>
    </style:style>
    <style:style style:name="T7" style:family="text">
      <style:text-properties officeooo:rsid="00390390"/>
    </style:style>
    <style:style style:name="T8" style:family="text">
      <style:text-properties officeooo:rsid="00413f92"/>
    </style:style>
    <style:style style:name="T9" style:family="text">
      <style:text-properties officeooo:rsid="00468220"/>
    </style:style>
    <style:style style:name="T10" style:family="text">
      <style:text-properties officeooo:rsid="004ac093"/>
    </style:style>
    <style:style style:name="T11" style:family="text">
      <style:text-properties officeooo:rsid="004be373"/>
    </style:style>
    <style:style style:name="T12" style:family="text">
      <style:text-properties officeooo:rsid="004ebd9e"/>
    </style:style>
    <style:style style:name="T13" style:family="text">
      <style:text-properties officeooo:rsid="004f4610"/>
    </style:style>
    <style:style style:name="T14" style:family="text">
      <style:text-properties officeooo:rsid="004f6342"/>
    </style:style>
    <style:style style:name="T15" style:family="text">
      <style:text-properties officeooo:rsid="00523c69"/>
    </style:style>
    <style:style style:name="T16" style:family="text">
      <style:text-properties officeooo:rsid="0053fe9b"/>
    </style:style>
    <style:style style:name="T17" style:family="text">
      <style:text-properties officeooo:rsid="00547bb3"/>
    </style:style>
    <style:style style:name="T18" style:family="text">
      <style:text-properties officeooo:rsid="005a8885"/>
    </style:style>
    <style:style style:name="T19" style:family="text">
      <style:text-properties officeooo:rsid="005c4af6"/>
    </style:style>
    <style:style style:name="T20" style:family="text">
      <style:text-properties officeooo:rsid="005ce4fb"/>
    </style:style>
    <style:style style:name="T21" style:family="text">
      <style:text-properties officeooo:rsid="00619ef8"/>
    </style:style>
    <style:style style:name="T22" style:family="text">
      <style:text-properties officeooo:rsid="00638cb0"/>
    </style:style>
    <style:style style:name="T23" style:family="text">
      <style:text-properties officeooo:rsid="0067b4a6"/>
    </style:style>
    <style:style style:name="T24" style:family="text">
      <style:text-properties officeooo:rsid="00687fe6"/>
    </style:style>
    <style:style style:name="T25" style:family="text">
      <style:text-properties officeooo:rsid="006bf505"/>
    </style:style>
    <style:style style:name="T26" style:family="text">
      <style:text-properties officeooo:rsid="0074a5fc"/>
    </style:style>
    <style:style style:name="T27" style:family="text">
      <style:text-properties officeooo:rsid="00766c4f"/>
    </style:style>
    <style:style style:name="T28" style:family="text">
      <style:text-properties officeooo:rsid="00766e1e"/>
    </style:style>
    <style:style style:name="T29" style:family="text">
      <style:text-properties officeooo:rsid="007c0cc5"/>
    </style:style>
    <style:style style:name="T30" style:family="text">
      <style:text-properties officeooo:rsid="007e0cbf"/>
    </style:style>
    <style:style style:name="T31" style:family="text">
      <style:text-properties officeooo:rsid="007f39ff"/>
    </style:style>
    <style:style style:name="T32" style:family="text">
      <style:text-properties officeooo:rsid="00813384"/>
    </style:style>
    <style:style style:name="T33" style:family="text">
      <style:text-properties officeooo:rsid="0081d2bb"/>
    </style:style>
    <style:style style:name="T34" style:family="text">
      <style:text-properties officeooo:rsid="00831e4b"/>
    </style:style>
    <style:style style:name="T35" style:family="text">
      <style:text-properties officeooo:rsid="00847274"/>
    </style:style>
    <style:style style:name="T36" style:family="text">
      <style:text-properties officeooo:rsid="00862e2a"/>
    </style:style>
    <style:style style:name="T37" style:family="text">
      <style:text-properties officeooo:rsid="008fb780"/>
    </style:style>
    <style:style style:name="T38" style:family="text">
      <style:text-properties officeooo:rsid="0091996b"/>
    </style:style>
    <style:style style:name="T39" style:family="text">
      <style:text-properties officeooo:rsid="00938c64"/>
    </style:style>
    <style:style style:name="T40" style:family="text">
      <style:text-properties officeooo:rsid="00939e76"/>
    </style:style>
    <style:style style:name="T41" style:family="text">
      <style:text-properties officeooo:rsid="00951d8c"/>
    </style:style>
    <style:style style:name="T42" style:family="text">
      <style:text-properties officeooo:rsid="009681c7"/>
    </style:style>
    <style:style style:name="T43" style:family="text">
      <style:text-properties officeooo:rsid="009ca86d"/>
    </style:style>
    <style:style style:name="T44" style:family="text">
      <style:text-properties officeooo:rsid="009ebe5d"/>
    </style:style>
    <style:style style:name="T45" style:family="text">
      <style:text-properties officeooo:rsid="00a069cd"/>
    </style:style>
    <style:style style:name="T46" style:family="text">
      <style:text-properties officeooo:rsid="00a1c1aa"/>
    </style:style>
    <style:style style:name="T47" style:family="text">
      <style:text-properties officeooo:rsid="00a2efa5"/>
    </style:style>
    <style:style style:name="T48" style:family="text">
      <style:text-properties officeooo:rsid="00a43652"/>
    </style:style>
    <style:style style:name="T49" style:family="text">
      <style:text-properties officeooo:rsid="00a87775"/>
    </style:style>
    <style:style style:name="T50" style:family="text">
      <style:text-properties officeooo:rsid="00a9bfe0"/>
    </style:style>
    <style:style style:name="T51" style:family="text">
      <style:text-properties officeooo:rsid="00ab1dea"/>
    </style:style>
    <style:style style:name="T52" style:family="text">
      <style:text-properties officeooo:rsid="00ac874d"/>
    </style:style>
    <style:style style:name="T53" style:family="text">
      <style:text-properties officeooo:rsid="00ae3414"/>
    </style:style>
    <style:style style:name="T54" style:family="text">
      <style:text-properties officeooo:rsid="00ae665b"/>
    </style:style>
    <style:style style:name="T55" style:family="text">
      <style:text-properties officeooo:rsid="00afccbb"/>
    </style:style>
    <style:style style:name="T56" style:family="text">
      <style:text-properties officeooo:rsid="00b02bf1"/>
    </style:style>
    <style:style style:name="T57" style:family="text">
      <style:text-properties officeooo:rsid="00b24081"/>
    </style:style>
    <style:style style:name="T58" style:family="text">
      <style:text-properties officeooo:rsid="00b389dc"/>
    </style:style>
    <style:style style:name="T59" style:family="text">
      <style:text-properties officeooo:rsid="00b41ba6"/>
    </style:style>
    <style:style style:name="T60" style:family="text">
      <style:text-properties officeooo:rsid="00b4abd8"/>
    </style:style>
    <style:style style:name="T61" style:family="text">
      <style:text-properties officeooo:rsid="00bb2649"/>
    </style:style>
    <style:style style:name="T62" style:family="text">
      <style:text-properties officeooo:rsid="00bce180"/>
    </style:style>
    <style:style style:name="T63" style:family="text">
      <style:text-properties officeooo:rsid="00be21ee"/>
    </style:style>
    <style:style style:name="T64" style:family="text">
      <style:text-properties officeooo:rsid="00c3268a"/>
    </style:style>
    <style:style style:name="T65" style:family="text">
      <style:text-properties officeooo:rsid="00c3dec0"/>
    </style:style>
    <style:style style:name="T66" style:family="text">
      <style:text-properties officeooo:rsid="00c3f4ff"/>
    </style:style>
    <style:style style:name="T67" style:family="text">
      <style:text-properties officeooo:rsid="00c5bf80"/>
    </style:style>
    <style:style style:name="T68" style:family="text">
      <style:text-properties officeooo:rsid="00ca8a95"/>
    </style:style>
    <style:style style:name="T69" style:family="text">
      <style:text-properties officeooo:rsid="00cba092"/>
    </style:style>
    <style:style style:name="T70" style:family="text">
      <style:text-properties officeooo:rsid="00cc93e3"/>
    </style:style>
    <style:style style:name="T71" style:family="text">
      <style:text-properties officeooo:rsid="00ce995c"/>
    </style:style>
    <style:style style:name="T72" style:family="text">
      <style:text-properties officeooo:rsid="00dbdd2c"/>
    </style:style>
    <style:style style:name="T73" style:family="text">
      <style:text-properties officeooo:rsid="00dcf848"/>
    </style:style>
    <style:style style:name="T74" style:family="text">
      <style:text-properties officeooo:rsid="00de6e7f"/>
    </style:style>
    <style:style style:name="T75" style:family="text">
      <style:text-properties officeooo:rsid="00e29b9e"/>
    </style:style>
    <style:style style:name="T76" style:family="text">
      <style:text-properties officeooo:rsid="00e3e44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955697904464">
          <table:table-cell table:style-name="Table1.A1" office:value-type="string">
            <text:list xml:id="list2281476285" text:style-name="L1">
              <text:list-item>
                <text:p text:style-name="P23">Как тебя зовут?</text:p>
              </text:list-item>
            </text:list>
          </table:table-cell>
          <table:table-cell table:style-name="Table1.B1" office:value-type="string">
            <text:p text:style-name="P2">What is your name?</text:p>
          </table:table-cell>
        </table:table-row>
        <table:table-row table:style-name="TableLine93955638858032">
          <table:table-cell table:style-name="Table1.A2" office:value-type="string">
            <text:list xml:id="list112448410804355" text:continue-numbering="true" text:style-name="L1">
              <text:list-item>
                <text:p text:style-name="P24">Моего ребенка зовут Альберт</text:p>
              </text:list-item>
            </text:list>
          </table:table-cell>
          <table:table-cell table:style-name="Table1.B2" office:value-type="string">
            <text:p text:style-name="P3">My child’s <text:span text:style-name="T3">name </text:span><text:span text:style-name="T4">is Albert</text:span></text:p>
          </table:table-cell>
        </table:table-row>
        <table:table-row table:style-name="TableLine93955758690816">
          <table:table-cell table:style-name="Table1.A2" office:value-type="string">
            <text:list xml:id="list112447752414061" text:continue-numbering="true" text:style-name="L1">
              <text:list-item>
                <text:p text:style-name="P23">Как зовут твоего ребенка?</text:p>
              </text:list-item>
            </text:list>
          </table:table-cell>
          <table:table-cell table:style-name="Table1.B2" office:value-type="string">
            <text:p text:style-name="P4">What <text:span text:style-name="T5">is your child’s name?</text:span></text:p>
          </table:table-cell>
        </table:table-row>
        <table:table-row table:style-name="TableLine93955583498880">
          <table:table-cell table:style-name="Table1.A2" office:value-type="string">
            <text:list xml:id="list112448669057467" text:continue-numbering="true" text:style-name="L1">
              <text:list-item>
                <text:p text:style-name="P24">Мой день рождения 2 сентября</text:p>
              </text:list-item>
            </text:list>
          </table:table-cell>
          <table:table-cell table:style-name="Table1.B2" office:value-type="string">
            <text:p text:style-name="P5">My <text:span text:style-name="T6">birthday </text:span><text:span text:style-name="T7">the second of September</text:span></text:p>
          </table:table-cell>
        </table:table-row>
        <table:table-row table:style-name="TableLine93955584822992">
          <table:table-cell table:style-name="Table1.A2" office:value-type="string">
            <text:list xml:id="list112448283207923" text:continue-numbering="true" text:style-name="L1">
              <text:list-item>
                <text:p text:style-name="P24">Когда у тебя день рождения?</text:p>
              </text:list-item>
            </text:list>
          </table:table-cell>
          <table:table-cell table:style-name="Table1.B2" office:value-type="string">
            <text:p text:style-name="P6">When is your birthday?</text:p>
          </table:table-cell>
        </table:table-row>
        <table:table-row table:style-name="TableLine93955666957824">
          <table:table-cell table:style-name="Table1.A2" office:value-type="string">
            <text:list xml:id="list112449245478331" text:continue-numbering="true" text:style-name="L1">
              <text:list-item>
                <text:p text:style-name="P24">Когда день рождения у твоей мамы?</text:p>
              </text:list-item>
            </text:list>
          </table:table-cell>
          <table:table-cell table:style-name="Table1.B2" office:value-type="string">
            <text:p text:style-name="P7">When <text:span text:style-name="T8">is your mother’s birthday? </text:span></text:p>
          </table:table-cell>
        </table:table-row>
        <table:table-row table:style-name="TableLine93955696285680">
          <table:table-cell table:style-name="Table1.A2" office:value-type="string">
            <text:list xml:id="list112447454774655" text:continue-numbering="true" text:style-name="L1">
              <text:list-item>
                <text:p text:style-name="P24">Я планирую купить машину до 30 лет</text:p>
              </text:list-item>
            </text:list>
          </table:table-cell>
          <table:table-cell table:style-name="Table1.B2" office:value-type="string">
            <text:p text:style-name="P8">I <text:span text:style-name="T9">plan </text:span><text:s/><text:span text:style-name="T10">to buy </text:span><text:span text:style-name="T11">a car before </text:span><text:span text:style-name="T12">t</text:span><text:span text:style-name="T13">hirty </text:span><text:span text:style-name="T14">years old</text:span></text:p>
          </table:table-cell>
        </table:table-row>
        <table:table-row table:style-name="TableLine93955666710544">
          <table:table-cell table:style-name="Table1.A2" office:value-type="string">
            <text:list xml:id="list112449275189857" text:continue-numbering="true" text:style-name="L1">
              <text:list-item>
                <text:p text:style-name="P24">Когда ты планируешь купить машину?</text:p>
              </text:list-item>
            </text:list>
          </table:table-cell>
          <table:table-cell table:style-name="Table1.B2" office:value-type="string">
            <text:p text:style-name="P9">When <text:span text:style-name="T15">do you </text:span><text:span text:style-name="T16">plan </text:span><text:span text:style-name="T17">to buy a car?</text:span></text:p>
          </table:table-cell>
        </table:table-row>
        <table:table-row table:style-name="TableLine93955673635264">
          <table:table-cell table:style-name="Table1.A2" office:value-type="string">
            <text:list xml:id="list112447819467635" text:continue-numbering="true" text:style-name="L1">
              <text:list-item>
                <text:p text:style-name="P24">Обычно я заканчиваю домашнее задание к 6 часам, потом ужинаю и отдыхаю</text:p>
              </text:list-item>
            </text:list>
          </table:table-cell>
          <table:table-cell table:style-name="Table1.B2" office:value-type="string">
            <text:p text:style-name="P10">I end <text:span text:style-name="T18">homework </text:span><text:span text:style-name="T19">usually by </text:span><text:span text:style-name="T20">6</text:span><text:span text:style-name="T19"> o’clock, </text:span><text:span text:style-name="T21">then </text:span><text:span text:style-name="T22">dinner </text:span><text:span text:style-name="T23">and </text:span><text:span text:style-name="T24">relax</text:span></text:p>
          </table:table-cell>
        </table:table-row>
        <table:table-row table:style-name="TableLine93955584706608">
          <table:table-cell table:style-name="Table1.A2" office:value-type="string">
            <text:list xml:id="list112448589392193" text:continue-numbering="true" text:style-name="L1">
              <text:list-item>
                <text:p text:style-name="P24"><text:s/>В котором часу ты обычно заканчиваешь домашнее задание?</text:p>
              </text:list-item>
            </text:list>
          </table:table-cell>
          <table:table-cell table:style-name="Table1.B2" office:value-type="string">
            <text:p text:style-name="P11">What time do you <text:span text:style-name="T25">end usually homework?</text:span></text:p>
          </table:table-cell>
        </table:table-row>
        <table:table-row table:style-name="TableLine93955639445904">
          <table:table-cell table:style-name="Table1.A2" office:value-type="string">
            <text:list xml:id="list112448599899048" text:continue-numbering="true" text:style-name="L1">
              <text:list-item>
                <text:p text:style-name="P24"><text:s/>Я люблю кушать</text:p>
              </text:list-item>
            </text:list>
          </table:table-cell>
          <table:table-cell table:style-name="Table1.B2" office:value-type="string">
            <text:p text:style-name="P12">I like to eat</text:p>
          </table:table-cell>
        </table:table-row>
        <table:table-row table:style-name="TableLine93955663332048">
          <table:table-cell table:style-name="Table1.A2" office:value-type="string">
            <text:list xml:id="list112448018364837" text:continue-numbering="true" text:style-name="L1">
              <text:list-item>
                <text:p text:style-name="P24"><text:s/>Моя любимая еда - мясо.</text:p>
              </text:list-item>
            </text:list>
          </table:table-cell>
          <table:table-cell table:style-name="Table1.B2" office:value-type="string">
            <text:p text:style-name="P13">My favorite <text:span text:style-name="T26">food </text:span><text:span text:style-name="T27">is </text:span><text:span text:style-name="T28">meat</text:span></text:p>
          </table:table-cell>
        </table:table-row>
        <table:table-row table:style-name="TableLine93955619028960">
          <table:table-cell table:style-name="Table1.A2" office:value-type="string">
            <text:list xml:id="list112449150218327" text:continue-numbering="true" text:style-name="L1">
              <text:list-item>
                <text:p text:style-name="P24"><text:s/>Мясо можно приготовить по-разному: варить, жарить, запекать</text:p>
              </text:list-item>
            </text:list>
          </table:table-cell>
          <table:table-cell table:style-name="Table1.B2" office:value-type="string">
            <text:p text:style-name="P22">Meat <text:span text:style-name="T72">can </text:span><text:span text:style-name="T73">to cook </text:span><text:span text:style-name="T74">differently: </text:span><text:span text:style-name="T75">to boil, </text:span><text:span text:style-name="T76">fry, bake</text:span></text:p>
          </table:table-cell>
        </table:table-row>
        <table:table-row table:style-name="TableLine93955578453552">
          <table:table-cell table:style-name="Table1.A2" office:value-type="string">
            <text:list xml:id="list112448112421423" text:continue-numbering="true" text:style-name="L1">
              <text:list-item>
                <text:p text:style-name="P24"><text:s/><text:span text:style-name="T1">Некоторые люди - вегетарианцы, они никогда не едят мясо</text:span></text:p>
              </text:list-item>
            </text:list>
          </table:table-cell>
          <table:table-cell table:style-name="Table1.B2" office:value-type="string">
            <text:p text:style-name="P14">Some <text:span text:style-name="T29">people </text:span><text:span text:style-name="T30">are </text:span><text:span text:style-name="T31">vegetarians, </text:span><text:span text:style-name="T32">they </text:span><text:span text:style-name="T33">nothing </text:span><text:span text:style-name="T34">eat </text:span><text:span text:style-name="T35">mea</text:span><text:span text:style-name="T36">t</text:span></text:p>
          </table:table-cell>
        </table:table-row>
        <table:table-row table:style-name="TableLine93955546842960">
          <table:table-cell table:style-name="Table1.A2" office:value-type="string">
            <text:list xml:id="list112447381883149" text:continue-numbering="true" text:style-name="L1">
              <text:list-item>
                <text:p text:style-name="P25"><text:s/>Я не знаю, как кто-то может жить без мяса</text:p>
              </text:list-item>
            </text:list>
          </table:table-cell>
          <table:table-cell table:style-name="Table1.B2" office:value-type="string">
            <text:p text:style-name="P15">I don’t know <text:span text:style-name="T37">how </text:span><text:span text:style-name="T38">somebody </text:span><text:span text:style-name="T39">can </text:span><text:span text:style-name="T40">to live </text:span><text:span text:style-name="T41">without </text:span><text:span text:style-name="T42">meat</text:span></text:p>
          </table:table-cell>
        </table:table-row>
        <table:table-row table:style-name="TableLine93955696734368">
          <table:table-cell table:style-name="Table1.A2" office:value-type="string">
            <text:list xml:id="list112448140226703" text:continue-numbering="true" text:style-name="L1">
              <text:list-item>
                <text:p text:style-name="P25"><text:s/>Но все должны избегать вредной еды.</text:p>
              </text:list-item>
            </text:list>
          </table:table-cell>
          <table:table-cell table:style-name="Table1.B2" office:value-type="string">
            <text:p text:style-name="P16">But <text:span text:style-name="T43">every</text:span><text:span text:style-name="T44">think </text:span><text:span text:style-name="T45">must </text:span><text:span text:style-name="T46">to avoid </text:span><text:span text:style-name="T47">harmful </text:span><text:span text:style-name="T48">food</text:span></text:p>
          </table:table-cell>
        </table:table-row>
        <table:table-row table:style-name="TableLine93955673849568">
          <table:table-cell table:style-name="Table1.A2" office:value-type="string">
            <text:list xml:id="list112448661346748" text:continue-numbering="true" text:style-name="L1">
              <text:list-item>
                <text:p text:style-name="P25">Ты или выбираешь быть здоровым, или выбираешь умереть молодым</text:p>
              </text:list-item>
            </text:list>
          </table:table-cell>
          <table:table-cell table:style-name="Table1.B2" office:value-type="string">
            <text:p text:style-name="P17">You either <text:span text:style-name="T49">choose </text:span><text:span text:style-name="T51">to </text:span><text:span text:style-name="T50">be </text:span><text:span text:style-name="T52">healthy </text:span><text:span text:style-name="T53">or choose </text:span><text:span text:style-name="T55">to </text:span><text:span text:style-name="T54">die </text:span><text:span text:style-name="T56">young</text:span></text:p>
          </table:table-cell>
        </table:table-row>
        <table:table-row table:style-name="TableLine93955696761456">
          <table:table-cell table:style-name="Table1.A2" office:value-type="string">
            <text:list xml:id="list112449023478148" text:continue-numbering="true" text:style-name="L1">
              <text:list-item>
                <text:p text:style-name="P25"><text:s/>Также я не понимаю, зачем люди рискуют своей жизнью без причины</text:p>
              </text:list-item>
            </text:list>
          </table:table-cell>
          <table:table-cell table:style-name="Table1.B2" office:value-type="string">
            <text:p text:style-name="P18">Also I <text:span text:style-name="T57">don’t </text:span><text:span text:style-name="T58">understand, </text:span><text:span text:style-name="T59">what for people risk </text:span><text:span text:style-name="T60">your </text:span><text:span text:style-name="T61">life </text:span><text:span text:style-name="T62">without </text:span><text:span text:style-name="T63">cause</text:span></text:p>
          </table:table-cell>
        </table:table-row>
        <table:table-row table:style-name="TableLine93955613572800">
          <table:table-cell table:style-name="Table1.A2" office:value-type="string">
            <text:list xml:id="list112447596861220" text:continue-numbering="true" text:style-name="L1">
              <text:list-item>
                <text:p text:style-name="P25"><text:s/>Тебе не стоит ездить <text:span text:style-name="T2">(на машине)</text:span> слишком быстро</text:p>
              </text:list-item>
            </text:list>
          </table:table-cell>
          <table:table-cell table:style-name="Table1.B2" office:value-type="string">
            <text:p text:style-name="P19">You don’t <text:span text:style-name="T64">worth </text:span><text:span text:style-name="T65">to drive </text:span><text:span text:style-name="T66">too fast</text:span></text:p>
          </table:table-cell>
        </table:table-row>
        <table:table-row table:style-name="TableLine93955592658944">
          <table:table-cell table:style-name="Table1.A2" office:value-type="string">
            <text:list xml:id="list112448689038020" text:continue-numbering="true" text:style-name="L1">
              <text:list-item>
                <text:p text:style-name="P25"><text:s/>Есть скоростной лимит</text:p>
              </text:list-item>
            </text:list>
          </table:table-cell>
          <table:table-cell table:style-name="Table1.B2" office:value-type="string">
            <text:p text:style-name="P20">There is <text:span text:style-name="T67">speed limit</text:span></text:p>
          </table:table-cell>
        </table:table-row>
        <table:table-row table:style-name="TableLine93955696130464">
          <table:table-cell table:style-name="Table1.A2" office:value-type="string">
            <text:list xml:id="list112447396088328" text:continue-numbering="true" text:style-name="L1">
              <text:list-item>
                <text:p text:style-name="P25">Никому не разрешено игнорировать его</text:p>
              </text:list-item>
            </text:list>
          </table:table-cell>
          <table:table-cell table:style-name="Table1.B2" office:value-type="string">
            <text:p text:style-name="P21">Anybody <text:span text:style-name="T68">don’t </text:span><text:span text:style-name="T69">allowed </text:span><text:span text:style-name="T70">to ignore </text:span><text:span text:style-name="T71">hi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3:15:17.839186864</meta:creation-date>
    <dc:date>2021-04-11T11:14:04.201417082</dc:date>
    <meta:editing-duration>PT1H28M20S</meta:editing-duration>
    <meta:editing-cycles>125</meta:editing-cycles>
    <meta:generator>LibreOffice/7.0.5.2$Linux_X86_64 LibreOffice_project/00$Build-2</meta:generator>
    <meta:document-statistic meta:table-count="1" meta:image-count="0" meta:object-count="0" meta:page-count="1" meta:paragraph-count="42" meta:word-count="303" meta:character-count="1632" meta:non-whitespace-character-count="1380"/>
  </office:meta>
</office:document-meta>
</file>